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0.5819in" fo:margin-left="-0.0125in" fo:margin-right="0.0188in" table:align="margins"/>
    </style:style>
    <style:style style:name="Table1.A" style:family="table-column">
      <style:table-column-properties style:column-width="0.2313in" style:rel-column-width="1432*"/>
    </style:style>
    <style:style style:name="Table1.B" style:family="table-column">
      <style:table-column-properties style:column-width="0.5667in" style:rel-column-width="3509*"/>
    </style:style>
    <style:style style:name="Table1.C" style:family="table-column">
      <style:table-column-properties style:column-width="0.4514in" style:rel-column-width="2795*"/>
    </style:style>
    <style:style style:name="Table1.D" style:family="table-column">
      <style:table-column-properties style:column-width="0.9896in" style:rel-column-width="6128*"/>
    </style:style>
    <style:style style:name="Table1.E" style:family="table-column">
      <style:table-column-properties style:column-width="1.0944in" style:rel-column-width="6777*"/>
    </style:style>
    <style:style style:name="Table1.F" style:family="table-column">
      <style:table-column-properties style:column-width="0.6076in" style:rel-column-width="3763*"/>
    </style:style>
    <style:style style:name="Table1.G" style:family="table-column">
      <style:table-column-properties style:column-width="0.9201in" style:rel-column-width="5698*"/>
    </style:style>
    <style:style style:name="Table1.H" style:family="table-column">
      <style:table-column-properties style:column-width="1.0938in" style:rel-column-width="6773*"/>
    </style:style>
    <style:style style:name="Table1.I" style:family="table-column">
      <style:table-column-properties style:column-width="0.5819in" style:rel-column-width="3604*"/>
    </style:style>
    <style:style style:name="Table1.J" style:family="table-column">
      <style:table-column-properties style:column-width="0.8938in" style:rel-column-width="5535*"/>
    </style:style>
    <style:style style:name="Table1.K" style:family="table-column">
      <style:table-column-properties style:column-width="0.7118in" style:rel-column-width="4408*"/>
    </style:style>
    <style:style style:name="Table1.L" style:family="table-column">
      <style:table-column-properties style:column-width="2.4403in" style:rel-column-width="1511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L1" style:family="table-cell">
      <style:table-cell-properties fo:padding="0.0382in" fo:border="0.0007in solid #000000"/>
    </style:style>
    <style:style style:name="Table1.A2" style:family="table-cell">
      <style:table-cell-properties style:vertical-align="middle"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L2" style:family="table-cell">
      <style:table-cell-properties style:vertical-align="middle"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0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L10" style:family="table-cell">
      <style:table-cell-properties style:vertical-align="middle"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2" style:family="table-cell">
      <style:table-cell-properties style:vertical-align="middle" fo:background-color="#ffffcc" fo:padding="0.0382in" fo:border-left="0.0007in solid #000000" fo:border-right="none" fo:border-top="none" fo:border-bottom="0.0007in solid #000000">
        <style:background-image/>
      </style:table-cell-properties>
    </style:style>
    <style:style style:name="Table1.L12" style:family="table-cell">
      <style:table-cell-properties style:vertical-align="middle" fo:background-color="#ffff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4" style:family="table-cell">
      <style:table-cell-properties style:vertical-align="middle"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L14" style:family="table-cell">
      <style:table-cell-properties style:vertical-align="middle"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6" style:family="table-cell">
      <style:table-cell-properties fo:padding="0.0382in" fo:border-left="0.0007in solid #000000" fo:border-right="none" fo:border-top="none" fo:border-bottom="0.0007in solid #000000"/>
    </style:style>
    <style:style style:name="Table1.B16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L16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P8" style:family="paragraph" style:parent-style-name="Table_20_Contents"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Chip name:</text:p>
          </table:table-cell>
          <table:table-cell table:style-name="Table1.A1" office:value-type="string">
            <text:p text:style-name="P1">Chip ID:</text:p>
          </table:table-cell>
          <table:table-cell table:style-name="Table1.A1" office:value-type="string">
            <text:p text:style-name="P1">Flash size, Kb</text:p>
          </table:table-cell>
          <table:table-cell table:style-name="Table1.A1" office:value-type="string">
            <text:p text:style-name="P1">Flash page/word size, b:</text:p>
          </table:table-cell>
          <table:table-cell table:style-name="Table1.A1" office:value-type="string">
            <text:p text:style-name="P1">Ram size, Kb</text:p>
          </table:table-cell>
          <table:table-cell table:style-name="Table1.A1" office:value-type="string">
            <text:p text:style-name="P1">Mac address offset, size: <text:s text:c="2"/></text:p>
          </table:table-cell>
          <table:table-cell table:style-name="Table1.A1" office:value-type="string">
            <text:p text:style-name="P1">Info page offset:</text:p>
          </table:table-cell>
          <table:table-cell table:style-name="Table1.A1" office:value-type="string">
            <text:p text:style-name="P1">Support USB:</text:p>
          </table:table-cell>
          <table:table-cell table:style-name="Table1.A1" office:value-type="string">
            <text:p text:style-name="P1">Lock <text:s/>data size, bytes:</text:p>
          </table:table-cell>
          <table:table-cell table:style-name="Table1.A1" office:value-type="string">
            <text:p text:style-name="P1">Lock <text:s/>data place:</text:p>
          </table:table-cell>
          <table:table-cell table:style-name="Table1.L1" office:value-type="string">
            <text:p text:style-name="P1">Comment:</text:p>
          </table:table-cell>
        </table:table-row>
        <table:table-row>
          <table:table-cell table:style-name="Table1.A2" table:number-rows-spanned="8" office:value-type="string">
            <text:p text:style-name="P3">1.</text:p>
          </table:table-cell>
          <table:table-cell table:style-name="Table1.A2" office:value-type="string">
            <text:p text:style-name="P2">CC2530</text:p>
          </table:table-cell>
          <table:table-cell table:style-name="Table1.A2" office:value-type="string">
            <text:p text:style-name="P3">0xA5</text:p>
          </table:table-cell>
          <table:table-cell table:style-name="Table1.A2" office:value-type="string">
            <text:p text:style-name="P2">32, 64, 128, 256</text:p>
          </table:table-cell>
          <table:table-cell table:style-name="Table1.A2" office:value-type="string">
            <text:p text:style-name="P3">2048/4</text:p>
          </table:table-cell>
          <table:table-cell table:style-name="Table1.A2" office:value-type="string">
            <text:p text:style-name="P2">8, 8, 8, 8</text:p>
          </table:table-cell>
          <table:table-cell table:style-name="Table1.A2" office:value-type="string">
            <text:p text:style-name="P3">0x780C, 8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3">-</text:p>
          </table:table-cell>
          <table:table-cell table:style-name="Table1.A2" table:number-rows-spanned="8" office:value-type="string">
            <text:p text:style-name="P3">16</text:p>
          </table:table-cell>
          <table:table-cell table:style-name="Table1.A2" table:number-rows-spanned="8" office:value-type="string">
            <text:p text:style-name="P3">Flash</text:p>
          </table:table-cell>
          <table:table-cell table:style-name="Table1.L2" table:number-rows-spanned="5" office:value-type="string">
            <text:p text:style-name="P2">The primary IEEE address resides in info page and is read only. The secondary IEEE address, which is optional, is stored at the end of the flash in the last 8 bytes before the lock bits.</text:p>
          </table:table-cell>
        </table:table-row>
        <table:table-row>
          <table:covered-table-cell/>
          <table:table-cell table:style-name="Table1.A2" office:value-type="string">
            <text:p text:style-name="P2">CC2531</text:p>
          </table:table-cell>
          <table:table-cell table:style-name="Table1.A2" office:value-type="string">
            <text:p text:style-name="P3">0xB5</text:p>
          </table:table-cell>
          <table:table-cell table:style-name="Table1.A2" office:value-type="string">
            <text:p text:style-name="P2">128, 256</text:p>
          </table:table-cell>
          <table:table-cell table:style-name="Table1.A2" office:value-type="string">
            <text:p text:style-name="P3">2048/4</text:p>
          </table:table-cell>
          <table:table-cell table:style-name="Table1.A2" office:value-type="string">
            <text:p text:style-name="P2">8, 8</text:p>
          </table:table-cell>
          <table:table-cell table:style-name="Table1.A2" office:value-type="string">
            <text:p text:style-name="P3">0x780C, 8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6">●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2">CC2533</text:p>
          </table:table-cell>
          <table:table-cell table:style-name="Table1.A2" office:value-type="string">
            <text:p text:style-name="P3">0x95</text:p>
          </table:table-cell>
          <table:table-cell table:style-name="Table1.A2" office:value-type="string">
            <text:p text:style-name="P2">32, 64, 96</text:p>
          </table:table-cell>
          <table:table-cell table:style-name="Table1.A2" office:value-type="string">
            <text:p text:style-name="P3">1024/4</text:p>
          </table:table-cell>
          <table:table-cell table:style-name="Table1.A2" office:value-type="string">
            <text:p text:style-name="P2">4, 4, 6</text:p>
          </table:table-cell>
          <table:table-cell table:style-name="Table1.A2" office:value-type="string">
            <text:p text:style-name="P3">0x780C, 8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3">-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2">CC2540</text:p>
          </table:table-cell>
          <table:table-cell table:style-name="Table1.A2" office:value-type="string">
            <text:p text:style-name="P3">0x8D</text:p>
          </table:table-cell>
          <table:table-cell table:style-name="Table1.A2" office:value-type="string">
            <text:p text:style-name="P2">128, 256</text:p>
          </table:table-cell>
          <table:table-cell table:style-name="Table1.A2" office:value-type="string">
            <text:p text:style-name="P3">2048/4</text:p>
          </table:table-cell>
          <table:table-cell table:style-name="Table1.A2" office:value-type="string">
            <text:p text:style-name="P2">8, 8</text:p>
          </table:table-cell>
          <table:table-cell table:style-name="Table1.A2" office:value-type="string">
            <text:p text:style-name="P3">0x780E, 6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6">●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2">CC2541</text:p>
          </table:table-cell>
          <table:table-cell table:style-name="Table1.A2" office:value-type="string">
            <text:p text:style-name="P3">0x41</text:p>
          </table:table-cell>
          <table:table-cell table:style-name="Table1.A2" office:value-type="string">
            <text:p text:style-name="P2">128, 256</text:p>
          </table:table-cell>
          <table:table-cell table:style-name="Table1.A2" office:value-type="string">
            <text:p text:style-name="P3">2048/4</text:p>
          </table:table-cell>
          <table:table-cell table:style-name="Table1.A2" office:value-type="string">
            <text:p text:style-name="P2">8, 8</text:p>
          </table:table-cell>
          <table:table-cell table:style-name="Table1.A2" office:value-type="string">
            <text:p text:style-name="P3">0x780E, 6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6">-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2">CC2543 </text:p>
          </table:table-cell>
          <table:table-cell table:style-name="Table1.A2" office:value-type="string">
            <text:p text:style-name="P3">0x43</text:p>
          </table:table-cell>
          <table:table-cell table:style-name="Table1.A2" office:value-type="string">
            <text:p text:style-name="P2">18, 32</text:p>
          </table:table-cell>
          <table:table-cell table:style-name="Table1.A2" office:value-type="string">
            <text:p text:style-name="P3">1024/4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6">-</text:p>
          </table:table-cell>
          <table:covered-table-cell/>
          <table:covered-table-cell/>
          <table:table-cell table:style-name="Table1.L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P2">CC2544 </text:p>
          </table:table-cell>
          <table:table-cell table:style-name="Table1.A2" office:value-type="string">
            <text:p text:style-name="P3">0x4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3">1024/4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6">●</text:p>
          </table:table-cell>
          <table:covered-table-cell/>
          <table:covered-table-cell/>
          <table:table-cell table:style-name="Table1.L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P2">CC2545 </text:p>
          </table:table-cell>
          <table:table-cell table:style-name="Table1.A2" office:value-type="string">
            <text:p text:style-name="P3">0x45</text:p>
          </table:table-cell>
          <table:table-cell table:style-name="Table1.A2" office:value-type="string">
            <text:p text:style-name="P2">18, 32</text:p>
          </table:table-cell>
          <table:table-cell table:style-name="Table1.A2" office:value-type="string">
            <text:p text:style-name="P3">1024/4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0x7800 - 0x8000</text:p>
          </table:table-cell>
          <table:table-cell table:style-name="Table1.A2" office:value-type="string">
            <text:p text:style-name="P6">-</text:p>
          </table:table-cell>
          <table:covered-table-cell/>
          <table:covered-table-cell/>
          <table:table-cell table:style-name="Table1.L2" office:value-type="string">
            <text:p text:style-name="Standard"/>
          </table:table-cell>
        </table:table-row>
        <table:table-row>
          <table:table-cell table:style-name="Table1.A10" table:number-rows-spanned="2" office:value-type="string">
            <text:p text:style-name="P5">2.</text:p>
          </table:table-cell>
          <table:table-cell table:style-name="Table1.A10" office:value-type="string">
            <text:p text:style-name="P4">CC2430</text:p>
          </table:table-cell>
          <table:table-cell table:style-name="Table1.A10" office:value-type="string">
            <text:p text:style-name="P3">0x85</text:p>
          </table:table-cell>
          <table:table-cell table:style-name="Table1.A10" office:value-type="string">
            <text:p text:style-name="P2">32, 64, 128</text:p>
          </table:table-cell>
          <table:table-cell table:style-name="Table1.A10" office:value-type="string">
            <text:p text:style-name="P5">?/4</text:p>
          </table:table-cell>
          <table:table-cell table:style-name="Table1.A10" office:value-type="string">
            <text:p text:style-name="P2">8, 8, 8, 8</text:p>
          </table:table-cell>
          <table:table-cell table:style-name="Table1.A10" office:value-type="string">
            <text:p text:style-name="P5">0xDF43, 8</text:p>
          </table:table-cell>
          <table:table-cell table:style-name="Table1.A10" office:value-type="string">
            <text:p text:style-name="P7">2Kb, special flash </text:p>
          </table:table-cell>
          <table:table-cell table:style-name="Table1.A10" office:value-type="string">
            <text:p text:style-name="P5">-</text:p>
          </table:table-cell>
          <table:table-cell table:style-name="Table1.A10" table:number-rows-spanned="2" office:value-type="string">
            <text:p text:style-name="P5">1</text:p>
          </table:table-cell>
          <table:table-cell table:style-name="Table1.A10" table:number-rows-spanned="2" office:value-type="string">
            <text:p text:style-name="P5">Info pages</text:p>
          </table:table-cell>
          <table:table-cell table:style-name="Table1.L10" table:number-rows-spanned="2" office:value-type="string">
            <text:p text:style-name="P4">IEEE address is stored in the last 8 bytes of the flash</text:p>
          </table:table-cell>
        </table:table-row>
        <table:table-row>
          <table:covered-table-cell/>
          <table:table-cell table:style-name="Table1.A10" office:value-type="string">
            <text:p text:style-name="P2">CC2431</text:p>
          </table:table-cell>
          <table:table-cell table:style-name="Table1.A10" office:value-type="string">
            <text:p text:style-name="P3">0x89</text:p>
          </table:table-cell>
          <table:table-cell table:style-name="Table1.A10" office:value-type="string">
            <text:p text:style-name="P2">32, 64, 128</text:p>
          </table:table-cell>
          <table:table-cell table:style-name="Table1.A10" office:value-type="string">
            <text:p text:style-name="P5">?/4</text:p>
          </table:table-cell>
          <table:table-cell table:style-name="Table1.A10" office:value-type="string">
            <text:p text:style-name="P2">8, 8, 8, 8</text:p>
          </table:table-cell>
          <table:table-cell table:style-name="Table1.A10" office:value-type="string">
            <text:p text:style-name="P5">0xDF43, 8</text:p>
          </table:table-cell>
          <table:table-cell table:style-name="Table1.A10" office:value-type="string">
            <text:p text:style-name="P7"/>
          </table:table-cell>
          <table:table-cell table:style-name="Table1.A10" office:value-type="string">
            <text:p text:style-name="P5">-</text:p>
          </table:table-cell>
          <table:covered-table-cell/>
          <table:covered-table-cell/>
          <table:covered-table-cell/>
        </table:table-row>
        <table:table-row>
          <table:table-cell table:style-name="Table1.A12" table:number-rows-spanned="2" office:value-type="string">
            <text:p text:style-name="P5">3.</text:p>
          </table:table-cell>
          <table:table-cell table:style-name="Table1.A12" office:value-type="string">
            <text:p text:style-name="P4">CC2510</text:p>
          </table:table-cell>
          <table:table-cell table:style-name="Table1.A12" office:value-type="string">
            <text:p text:style-name="P3">0x81</text:p>
          </table:table-cell>
          <table:table-cell table:style-name="Table1.A12" office:value-type="string">
            <text:p text:style-name="P2">8, 16, 32</text:p>
          </table:table-cell>
          <table:table-cell table:style-name="Table1.A12" office:value-type="string">
            <text:p text:style-name="P3"><text:span text:style-name="T1">?/</text:span>2</text:p>
          </table:table-cell>
          <table:table-cell table:style-name="Table1.A12" office:value-type="string">
            <text:p text:style-name="P2">1, 2, 4</text:p>
          </table:table-cell>
          <table:table-cell table:style-name="Table1.A12" office:value-type="string">
            <text:p text:style-name="P3">-</text:p>
          </table:table-cell>
          <table:table-cell table:style-name="Table1.A12" office:value-type="string">
            <text:p text:style-name="P7">1Kb, special flash </text:p>
          </table:table-cell>
          <table:table-cell table:style-name="Table1.A12" office:value-type="string">
            <text:p text:style-name="P3">-</text:p>
          </table:table-cell>
          <table:table-cell table:style-name="Table1.A12" table:number-rows-spanned="2" office:value-type="string">
            <text:p text:style-name="P3">1</text:p>
          </table:table-cell>
          <table:table-cell table:style-name="Table1.A12" table:number-rows-spanned="2" office:value-type="string">
            <text:p text:style-name="P5">Info pages</text:p>
          </table:table-cell>
          <table:table-cell table:style-name="Table1.L12" table:number-rows-spanned="2" office:value-type="string">
            <text:p text:style-name="P2"/>
          </table:table-cell>
        </table:table-row>
        <table:table-row>
          <table:covered-table-cell/>
          <table:table-cell table:style-name="Table1.A12" office:value-type="string">
            <text:p text:style-name="P4">CC2511</text:p>
          </table:table-cell>
          <table:table-cell table:style-name="Table1.A12" office:value-type="string">
            <text:p text:style-name="P3">0x91</text:p>
          </table:table-cell>
          <table:table-cell table:style-name="Table1.A12" office:value-type="string">
            <text:p text:style-name="P2">8, 16, 32</text:p>
          </table:table-cell>
          <table:table-cell table:style-name="Table1.A12" office:value-type="string">
            <text:p text:style-name="P3"><text:span text:style-name="T1">?/</text:span>2</text:p>
          </table:table-cell>
          <table:table-cell table:style-name="Table1.A12" office:value-type="string">
            <text:p text:style-name="P2">1, 2, 4</text:p>
          </table:table-cell>
          <table:table-cell table:style-name="Table1.A12" office:value-type="string">
            <text:p text:style-name="P3">-</text:p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6">●</text:p>
          </table:table-cell>
          <table:covered-table-cell/>
          <table:covered-table-cell/>
          <table:covered-table-cell/>
        </table:table-row>
        <table:table-row>
          <table:table-cell table:style-name="Table1.A14" table:number-rows-spanned="2" office:value-type="string">
            <text:p text:style-name="P3">4.</text:p>
          </table:table-cell>
          <table:table-cell table:style-name="Table1.A14" office:value-type="string">
            <text:p text:style-name="P2">CC1110</text:p>
          </table:table-cell>
          <table:table-cell table:style-name="Table1.A14" office:value-type="string">
            <text:p text:style-name="P3">0x01</text:p>
          </table:table-cell>
          <table:table-cell table:style-name="Table1.A14" office:value-type="string">
            <text:p text:style-name="P2">8, 16, 32</text:p>
          </table:table-cell>
          <table:table-cell table:style-name="Table1.A14" office:value-type="string">
            <text:p text:style-name="P3"><text:span text:style-name="T1">?/</text:span>2</text:p>
          </table:table-cell>
          <table:table-cell table:style-name="Table1.A14" office:value-type="string">
            <text:p text:style-name="P2">1, 2, 4</text:p>
          </table:table-cell>
          <table:table-cell table:style-name="Table1.A14" office:value-type="string">
            <text:p text:style-name="P3">-</text:p>
          </table:table-cell>
          <table:table-cell table:style-name="Table1.A14" office:value-type="string">
            <text:p text:style-name="P7">1Kb, special flash</text:p>
          </table:table-cell>
          <table:table-cell table:style-name="Table1.A14" office:value-type="string">
            <text:p text:style-name="P3">-</text:p>
          </table:table-cell>
          <table:table-cell table:style-name="Table1.A14" table:number-rows-spanned="2" office:value-type="string">
            <text:p text:style-name="P3">1</text:p>
          </table:table-cell>
          <table:table-cell table:style-name="Table1.A14" table:number-rows-spanned="2" office:value-type="string">
            <text:p text:style-name="P5">Info pages</text:p>
          </table:table-cell>
          <table:table-cell table:style-name="Table1.L14" table:number-rows-spanned="2" office:value-type="string">
            <text:p text:style-name="P2"/>
          </table:table-cell>
        </table:table-row>
        <table:table-row>
          <table:covered-table-cell/>
          <table:table-cell table:style-name="Table1.A14" office:value-type="string">
            <text:p text:style-name="P2">CC1111</text:p>
          </table:table-cell>
          <table:table-cell table:style-name="Table1.A14" office:value-type="string">
            <text:p text:style-name="P3">0x11</text:p>
          </table:table-cell>
          <table:table-cell table:style-name="Table1.A14" office:value-type="string">
            <text:p text:style-name="P2">8, 16, 32</text:p>
          </table:table-cell>
          <table:table-cell table:style-name="Table1.A14" office:value-type="string">
            <text:p text:style-name="P3"><text:span text:style-name="T1">?/</text:span>2</text:p>
          </table:table-cell>
          <table:table-cell table:style-name="Table1.A14" office:value-type="string">
            <text:p text:style-name="P2">1, 2, 4</text:p>
          </table:table-cell>
          <table:table-cell table:style-name="Table1.A14" office:value-type="string">
            <text:p text:style-name="P3">-</text:p>
          </table:table-cell>
          <table:table-cell table:style-name="Table1.A14" office:value-type="string">
            <text:p text:style-name="P3"/>
          </table:table-cell>
          <table:table-cell table:style-name="Table1.A14" office:value-type="string">
            <text:p text:style-name="P6">●</text:p>
          </table:table-cell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>CC430</text:p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2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L16" office:value-type="string">
            <text:p text:style-name="P2">Not supported by CC Debugger</text:p>
          </table:table-cell>
        </table:table-row>
        <table:table-row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>CC1010 </text:p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L16" office:value-type="string">
            <text:p text:style-name="P2">Not supported by CC Debugger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047in" fo:margin-bottom="0.7874in" fo:margin-left="0.5772in" fo:margin-right="0.52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7T14:41:14</meta:creation-date>
    <dc:date>2012-11-24T02:46:14</dc:date>
    <meta:editing-duration>PT18H54M16S</meta:editing-duration>
    <meta:editing-cycles>23</meta:editing-cycles>
    <meta:generator>OpenOffice.org/3.4.1$Linux OpenOffice.org_project/341m1$Build-9593</meta:generator>
    <meta:document-statistic meta:table-count="1" meta:image-count="0" meta:object-count="0" meta:page-count="1" meta:paragraph-count="139" meta:word-count="289" meta:character-count="1203"/>
  </office:meta>
</office:document-meta>
</file>